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adornments="Жирный" style:font-family-generic="swiss" style:font-pitch="variable"/>
    <style:font-face style:name="Arial Unicode MS1" svg:font-family="'Arial Unicode M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 style:master-page-name="HTML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чало</text:p>
      <text:p text:style-name="First_20_line_20_indent">Да, я призрак. Дух, если Вам так угодно. Конечно, это необычно. Но я и сам до сих пор не могу до конца свыкнуться с этим.</text:p>
      <text:p text:style-name="First_20_line_20_indent">Как это случилось? Ну, я точно не знаю. Когда я очнулся после смерти, все воспринималось как должное. Самого момента перехода в новое состояние, как, кстати, и того, из-за чего я умер, я не знаю. Да, я помню свою прежнюю жизнь, но не целиком. Это как воспоминания о раннем детстве... набор отдельных картинок, который не хочет складываться в единое целое.</text:p>
      <text:p text:style-name="First_20_line_20_indent">Я до сих пор гадаю, как случилось, что я стал не просто покойником, а духом. Если верить фильмам ил книгам, то духи – это беспокойные души, у которых еще остались незавершенные дела. Но я не помню. Самое простое в этом случае – воспринимать происходящее как должное.</text:p>
      <text:p text:style-name="First_20_line_20_indent">Так и знал, что Вы спросите об этом. Нет, я не умею ни летать, ни проходить сквозь стены. Я был и остаюсь человеком, просто...ну, в несколько иной форме. Что? Тогда какой смысл быть призраком? Я не знаю. Я просто существую или, если можно так выразиться, живу. Но ведь Вас, я думаю, не только это интересует? Как я впервые начал свое общение с живыми? Это случилось почти сразу , после... перехода.</text:p>
      <text:p text:style-name="First_20_line_20_indent"> </text:p>
      <text:p text:style-name="First_20_line_20_indent">Я очнулся на улице. Светило солнце, летняя трава просто ослепляла своей зеленью. Вы просто не представляете, как обострились мои чувства. Теперь я понимаю, какие запахи ощущает, скажем, собака. Это удивительно! Мне кажется, что, только умерев, я по-настоящему стал наслаждаться жизнью.</text:p>
      <text:p text:style-name="First_20_line_20_indent">Я почему-то сразу понял, что мертв. А вместе с этим, я осознал и свои новые возможности и правила. Это странно, но это так. Делать мне было нечего. Я не помнил, где мой дом, не знал, где нахожусь, какое сейчас время. Да меня это и не волновало. В первые минуты я вообще не задумывался ни о чем, я просто стоял и наслаждался окружающим. Мне кажется, я мог стоять так вечно.</text:p>
      <text:p text:style-name="First_20_line_20_indent">Тем не менее, я пошел по дороге, куда глаза глядят. Меня никто не видел, кто-то даже проходил прямо сквозь меня. Да-да, и при этом я не умею проходить сквозь стены. Что вы так к этому прицепились? На что это было похоже? Ну... просто в глазах на миг темнело, и все.</text:p>
      <text:p text:style-name="First_20_line_20_indent">Ну вот, я шел спокойно, смотрел по сторонам, когда вдруг увидел маленького мальчика, лет четырех, сидящего на скамейке в парке. Он плакал, а я не могу спокойно этого переносить. Поэтому я подошел к нему и присел рядом.</text:p>
      <text:p text:style-name="First_20_line_20_indent">- Привет!</text:p>
      <text:p text:style-name="First_20_line_20_indent">Зареванный малыш посмотрел на меня, но ничего не сказал.</text:p>
      <text:p text:style-name="First_20_line_20_indent">Что за глупый вопрос! Конечно, он меня видел, как и Вы сейчас видите и слышите, ведь я разговариваю с Вами. Когда я с кем-то общаюсь, он видит меня, но одновременно – только один человек.</text:p>
      <text:p text:style-name="First_20_line_20_indent">- Что случилось?</text:p>
      <text:p text:style-name="First_20_line_20_indent">- Ничего, - плакать малыш перестал, но ответил, надувшись.</text:p>
      <text:p text:style-name="First_20_line_20_indent">- А я тут мимо проходил, смотрю – ты сидишь. Ждешь кого?</text:p>
      <text:p text:style-name="First_20_line_20_indent">- Нет, - он всхлипнул.</text:p>
      <text:p text:style-name="First_20_line_20_indent">- Обидел, что ли, кто?</text:p>
      <text:p text:style-name="First_20_line_20_indent">Мальчишка отрицательно помотал головой.</text:p>
      <text:p text:style-name="First_20_line_20_indent">- Я заблудился...</text:p>
      <text:p text:style-name="First_20_line_20_indent">- Понятно! Ты с кем, с мамой ходил?</text:p>
      <text:p text:style-name="First_20_line_20_indent"><text:soft-page-break/>- Угу.</text:p>
      <text:p text:style-name="First_20_line_20_indent">- Ну, опиши ее. Может, я ее видел. Что на ней было надето?</text:p>
      <text:p text:style-name="First_20_line_20_indent">- Платье красное...</text:p>
      <text:p text:style-name="First_20_line_20_indent">- А еще? Сумочка была?</text:p>
      <text:p text:style-name="First_20_line_20_indent">- Угу... белая.</text:p>
      <text:p text:style-name="First_20_line_20_indent">- Так... какая она... стройная, полная? Какого цвета волосы?</text:p>
      <text:p text:style-name="First_20_line_20_indent">- Стройная... Красные.</text:p>
      <text:p text:style-name="First_20_line_20_indent">Я мысленно представил этот кошмар... Красное платье и красные же волосы... Бррр!</text:p>
      <text:p text:style-name="First_20_line_20_indent">- Ладно... Давно потерялся?</text:p>
      <text:p text:style-name="First_20_line_20_indent">Малыш снова всхлипнул, так и не ответив.</text:p>
      <text:p text:style-name="First_20_line_20_indent">- Так... Сиди тут, я пойду поищу.</text:p>
      <text:p text:style-name="First_20_line_20_indent"> </text:p>
      <text:p text:style-name="First_20_line_20_indent">Обычно бывает очень трудно найти полицейского, когда он нужен, и этот случай не стал исключением. Так что мне оставалось надеяться, что малыш послушается, и никуда не уйдет, а я в самое ближайшее время отыщу его мамашу.</text:p>
      <text:p text:style-name="First_20_line_20_indent">Это оказалось нелегко! Несмотря на то, что женщина должна была выделяться из толпы, а мне не надо было никому уступать дорогу, да и машины были мне не страшны, поиски обещали затянуться надолго. Я и при жизни не отличался особым чувством времени, теперь же боялся и вовсе не уследить за ним. Так что искать надо было быстро.</text:p>
      <text:p text:style-name="First_20_line_20_indent">Самое невероятное, что я все же нашел ее, причем довольно быстро. Несомненно, мое отличное зрение (хотя прежде я и был близоруким) мне здорово помогло.</text:p>
      <text:p text:style-name="First_20_line_20_indent">Мое воображение сыграло со мной злую шутку. Женщина вовсе не была страшной. Ее платье замечательно подходило к цвету волос, скорее, чуть рыжеватых, чем красных. Она обеспокоено оглядывалась, а глаза, как я успел заметить, уже блестели в преддверии слез.</text:p>
      <text:p text:style-name="First_20_line_20_indent">- Извините, это не Ваш сын, мальчик лет четырех, плачет неподалеку?</text:p>
      <text:p text:style-name="First_20_line_20_indent">Она чуть не вцепилась в меня. Мне даже пришлось отодвинуться.</text:p>
      <text:p text:style-name="First_20_line_20_indent">- Да... Где он?</text:p>
      <text:p text:style-name="First_20_line_20_indent">- Идемте, я покажу.</text:p>
      <text:p text:style-name="First_20_line_20_indent"> </text:p>
      <text:p text:style-name="First_20_line_20_indent">Мальчик все еще сидел там, где я его оставил. Он уже не плакал, но, судя по его лицу, готов был вот-вот разреветься. Завидев его, женщина вскрикнула и бросилась к скамейке.</text:p>
      <text:p text:style-name="First_20_line_20_indent">Я отошел в сторону.</text:p>
      <text:p text:style-name="First_20_line_20_indent">Женщина, вся в слезах, обняла ребенка.</text:p>
      <text:p text:style-name="First_20_line_20_indent">- Спаси...</text:p>
      <text:p text:style-name="First_20_line_20_indent">Она замолчала и стала озираться. Я уже стал невидимым для нее.</text:p>
      <text:p text:style-name="First_20_line_20_indent">А женщина взяла ребенка за руку, и повела за собой. И пока эта пара не скрылась за поворотом, я все стоял и смотрел им вслед. Смотрел и думал.</text:p>
      <text:p text:style-name="First_20_line_20_indent">Возможно, помогать другим и есть мое предназначение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adornments="Жирный" style:font-family-generic="swiss" style:font-pitch="variable"/>
    <style:font-face style:name="Arial Unicode MS1" svg:font-family="'Arial Unicode M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class="text">
      <style:paragraph-properties fo:text-align="center" style:justify-single-word="false"/>
      <style:text-properties style:font-name="Arial Unicode MS" fo:font-family="'Arial Unicode MS'" style:font-style-name="Жирный" style:font-family-generic="swiss" style:font-pitch="variable" fo:font-size="16pt" fo:font-weight="bold" style:font-size-asian="22pt" style:font-weight-asian="bold" style:font-size-complex="22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align="justify" style:justify-single-word="false" fo:text-indent="0.499cm" style:auto-text-indent="false"/>
      <style:text-properties style:font-name="Arial Unicode MS1" fo:font-family="'Arial Unicode MS'" style:font-style-name="Обычный" style:font-family-generic="swiss" style:font-pitch="variable" fo:font-size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2:47:53.885000000</meta:creation-date>
    <dc:date>2019-05-30T12:52:05.494000000</dc:date>
    <meta:editing-duration>PT4M12S</meta:editing-duration>
    <meta:editing-cycles>1</meta:editing-cycles>
    <meta:document-statistic meta:table-count="0" meta:image-count="0" meta:object-count="0" meta:page-count="2" meta:paragraph-count="49" meta:word-count="826" meta:character-count="4792" meta:non-whitespace-character-count="4005"/>
    <meta:generator>LibreOffice/6.2.4.2$Windows_X86_64 LibreOffice_project/2412653d852ce75f65fbfa83fb7e7b669a126d64</meta:generator>
  </office:meta>
</office:document-meta>
</file>